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1FA000052C9000052C94B846417052F59CC.svg" manifest:media-type="image/svg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3.553cm" fo:min-width="0cm" loext:decorative="false"/>
    </style:style>
    <style:style style:name="gr3" style:family="graphic" style:parent-style-name="standard">
      <style:graphic-properties draw:stroke="none" draw:stroke-dash="Dash_20_Dot_20_1" svg:stroke-width="0cm" draw:stroke-linejoin="none" svg:stroke-linecap="butt" draw:fill="solid" draw:fill-color="#222222" draw:textarea-horizontal-align="center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0.498cm" fo:min-width="0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2222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frame draw:style-name="gr1" draw:text-style-name="P1" draw:layer="layout" svg:width="5.249cm" svg:height="5.249cm" svg:x="11.15cm" svg:y="-8.2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8.299cm" svg:y="-11.2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14cm" svg:y="-11.2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14.001cm" svg:y="-11.199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14.049cm" svg:y="-5.349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8.25cm" svg:y="-5.3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-5.25cm" svg:y="20.369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custom-shape draw:style-name="gr2" draw:text-style-name="P1" draw:layer="layout" svg:width="0.75cm" svg:height="4.345cm" draw:transform="rotate (0.817861287484543) translate (10.505cm -8.47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4.345cm" draw:transform="rotate (2.39389360203542) translate (11.272cm -2.5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4.345cm" draw:transform="rotate (-2.4312436480281) translate (16.75cm -2.98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4.345cm" draw:transform="rotate (-0.800757060814998) translate (16.394cm -8.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olygon draw:style-name="gr3" draw:text-style-name="P2" draw:layer="layout" svg:width="4.717cm" svg:height="4.717cm" svg:x="1.831cm" svg:y="18cm" svg:viewBox="0 0 4718 4718" draw:points="2686,4485 3145,4485 3145,4718 1573,4718 1573,3145 0,3145 0,1573 1573,1573 1573,0 3145,0 3145,1573 4718,1573 4718,3145 4436,3145 4436,2883 4455,2883 4455,1835 2883,1835 2883,263 1835,263 1835,1835 263,1835 263,2883 1835,2883 1835,4455 2686,4455">
          <text:p/>
        </draw:polygon>
        <draw:polygon draw:style-name="gr3" draw:text-style-name="P2" draw:layer="layout" svg:width="4.717cm" svg:height="4.717cm" svg:x="1.882cm" svg:y="23.9cm" svg:viewBox="0 0 4718 4718" draw:points="4485,2735 4485,1573 4718,1573 4718,3145 3145,3145 3145,4718 1573,4718 1573,3145 0,3145 0,1573 1573,1573 1573,0 3145,0 3145,235 1985,235 1985,263 1835,263 1835,1835 263,1835 263,2883 1835,2883 1835,4455 2883,4455 2883,2883 4455,2883 4455,2735">
          <text:p/>
        </draw:polygon>
        <draw:polygon draw:style-name="gr3" draw:text-style-name="P2" draw:layer="layout" svg:width="4.717cm" svg:height="4.717cm" svg:x="7.732cm" svg:y="18.05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7.781cm" svg:y="23.901cm" svg:viewBox="0 0 4718 4718" draw:points="236,2584 263,2584 263,2883 1835,2883 1835,4455 2883,4455 2883,2883 4455,2883 4455,1835 2883,1835 2883,263 2736,263 2736,234 1573,234 1573,0 3145,0 3145,1573 4718,1573 4718,3145 3145,3145 3145,4718 1573,4718 1573,3145 0,3145 0,1584 236,1584">
          <text:p/>
        </draw:polygon>
        <draw:path draw:style-name="gr3" draw:text-style-name="P2" draw:layer="layout" svg:width="4.717cm" svg:height="4.717cm" svg:x="4.782cm" svg:y="21cm" svg:viewBox="0 0 4718 4718" svg:d="M4485 1573h233v1572h-233zM3145 4485v233h-1572v-233zM1573 235v-235h1572v235zM235 3145h-235v-1572h235z">
          <text:p/>
        </draw:path>
        <draw:frame draw:style-name="gr1" draw:text-style-name="P1" draw:layer="layout" svg:width="5.249cm" svg:height="5.249cm" svg:x="24.102cm" svg:y="-8.1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21.251cm" svg:y="-11.1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26.952cm" svg:y="-11.1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26.953cm" svg:y="-11.099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21.202cm" svg:y="-5.2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custom-shape draw:style-name="gr2" draw:text-style-name="P1" draw:layer="layout" svg:width="0.75cm" svg:height="4.345cm" draw:transform="rotate (0.817861287484543) translate (23.457cm -8.37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4.345cm" draw:transform="rotate (2.39389360203542) translate (24.224cm -2.4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0.75cm" svg:height="12.282cm" draw:transform="rotate (-2.38848308135424) translate (35.462cm 2.9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0.75cm" svg:height="4.345cm" draw:transform="rotate (-0.800757060814998) translate (29.346cm -8.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5.249cm" svg:height="5.249cm" svg:x="29.602cm" svg:y="-2.4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26.751cm" svg:y="-5.4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32.452cm" svg:y="-5.3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32.453cm" svg:y="-5.349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32.501cm" svg:y="0.501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frame draw:style-name="gr1" draw:text-style-name="P1" draw:layer="layout" svg:width="5.249cm" svg:height="5.249cm" svg:x="26.702cm" svg:y="0.5cm">
          <draw:image xlink:href="Pictures/100001FA000052C9000052C94B846417052F59CC.svg" xlink:type="simple" xlink:show="embed" xlink:actuate="onLoad" draw:mime-type="image/svg+xml">
            <text:p/>
          </draw:image>
          <draw:image xlink:href="Pictures/100001FA000052C9000052C94B846417052F59CC.svg" xlink:type="simple" xlink:show="embed" xlink:actuate="onLoad" draw:mime-type="image/svg+xml"/>
        </draw:frame>
        <draw:polygon draw:style-name="gr3" draw:text-style-name="P2" draw:layer="layout" svg:width="4.717cm" svg:height="4.717cm" svg:x="20.815cm" svg:y="18.38cm" svg:viewBox="0 0 4718 4718" draw:points="2686,4485 3145,4485 3145,4718 1573,4718 1573,3145 0,3145 0,1573 1573,1573 1573,0 3145,0 3145,1573 4718,1573 4718,3145 4436,3145 4436,2883 4455,2883 4455,1835 2883,1835 2883,263 1835,263 1835,1835 263,1835 263,2883 1835,2883 1835,4455 2686,4455">
          <text:p/>
        </draw:polygon>
        <draw:polygon draw:style-name="gr3" draw:text-style-name="P2" draw:layer="layout" svg:width="4.717cm" svg:height="4.717cm" svg:x="20.866cm" svg:y="24.28cm" svg:viewBox="0 0 4718 4718" draw:points="4485,2735 4485,1573 4718,1573 4718,3145 3145,3145 3145,4718 1573,4718 1573,3145 0,3145 0,1573 1573,1573 1573,0 3145,0 3145,235 1985,235 1985,263 1835,263 1835,1835 263,1835 263,2883 1835,2883 1835,4455 2883,4455 2883,2883 4455,2883 4455,2735">
          <text:p/>
        </draw:polygon>
        <draw:polygon draw:style-name="gr3" draw:text-style-name="P2" draw:layer="layout" svg:width="4.717cm" svg:height="4.717cm" svg:x="26.716cm" svg:y="18.43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26.765cm" svg:y="24.281cm" svg:viewBox="0 0 4718 4718" draw:points="236,2584 263,2584 263,2883 1835,2883 1835,4455 2883,4455 2883,2883 4455,2883 4455,1835 2883,1835 2883,263 2736,263 2736,234 1573,234 1573,0 3145,0 3145,1573 4718,1573 4718,3145 3145,3145 3145,4718 1573,4718 1573,3145 0,3145 0,1584 236,1584">
          <text:p/>
        </draw:polygon>
        <draw:path draw:style-name="gr3" draw:text-style-name="P2" draw:layer="layout" svg:width="4.717cm" svg:height="4.717cm" svg:x="23.766cm" svg:y="21.38cm" svg:viewBox="0 0 4718 4718" svg:d="M4485 1573h233v1572h-233zM3145 4485v233h-1572v-233zM1573 235v-235h1572v235zM235 3145h-235v-1572h235z">
          <text:p/>
        </draw:path>
        <draw:polygon draw:style-name="gr3" draw:text-style-name="P2" draw:layer="layout" svg:width="4.717cm" svg:height="4.717cm" svg:x="20.815cm" svg:y="18.381cm" svg:viewBox="0 0 4718 4718" draw:points="2686,4485 3145,4485 3145,4718 1573,4718 1573,3145 0,3145 0,1573 1573,1573 1573,0 3145,0 3145,1573 4718,1573 4718,3145 4436,3145 4436,2883 4455,2883 4455,1835 2883,1835 2883,263 1835,263 1835,1835 263,1835 263,2883 1835,2883 1835,4455 2686,4455">
          <text:p/>
        </draw:polygon>
        <draw:polygon draw:style-name="gr3" draw:text-style-name="P2" draw:layer="layout" svg:width="4.717cm" svg:height="4.717cm" svg:x="20.866cm" svg:y="24.281cm" svg:viewBox="0 0 4718 4718" draw:points="4485,2735 4485,1573 4718,1573 4718,3145 3145,3145 3145,4718 1573,4718 1573,3145 0,3145 0,1573 1573,1573 1573,0 3145,0 3145,235 1985,235 1985,263 1835,263 1835,1835 263,1835 263,2883 1835,2883 1835,4455 2883,4455 2883,2883 4455,2883 4455,2735">
          <text:p/>
        </draw:polygon>
        <draw:polygon draw:style-name="gr3" draw:text-style-name="P2" draw:layer="layout" svg:width="4.717cm" svg:height="4.717cm" svg:x="26.716cm" svg:y="18.431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26.765cm" svg:y="24.282cm" svg:viewBox="0 0 4718 4718" draw:points="236,2584 263,2584 263,2883 1835,2883 1835,4455 2883,4455 2883,2883 4455,2883 4455,1835 2883,1835 2883,263 2736,263 2736,234 1573,234 1573,0 3145,0 3145,1573 4718,1573 4718,3145 3145,3145 3145,4718 1573,4718 1573,3145 0,3145 0,1584 236,1584">
          <text:p/>
        </draw:polygon>
        <draw:path draw:style-name="gr3" draw:text-style-name="P2" draw:layer="layout" svg:width="4.717cm" svg:height="4.717cm" svg:x="23.766cm" svg:y="21.381cm" svg:viewBox="0 0 4718 4718" svg:d="M4485 1573h233v1572h-233zM3145 4485v233h-1572v-233zM1573 235v-235h1572v235zM235 3145h-235v-1572h235z">
          <text:p/>
        </draw:path>
        <draw:polygon draw:style-name="gr3" draw:text-style-name="P2" draw:layer="layout" svg:width="4.717cm" svg:height="4.717cm" svg:x="26.733cm" svg:y="12.631cm" svg:viewBox="0 0 4718 4718" draw:points="2686,4485 3145,4485 3145,4718 1573,4718 1573,3145 0,3145 0,1573 1573,1573 1573,0 3145,0 3145,1573 4718,1573 4718,3145 4436,3145 4436,2883 4455,2883 4455,1835 2883,1835 2883,263 1835,263 1835,1835 263,1835 263,2883 1835,2883 1835,4455 2686,4455">
          <text:p/>
        </draw:polygon>
        <draw:polygon draw:style-name="gr3" draw:text-style-name="P2" draw:layer="layout" svg:width="4.717cm" svg:height="4.717cm" svg:x="26.784cm" svg:y="18.531cm" svg:viewBox="0 0 4718 4718" draw:points="4485,2735 4485,1573 4718,1573 4718,3145 3145,3145 3145,4718 1573,4718 1573,3145 0,3145 0,1573 1573,1573 1573,0 3145,0 3145,235 1985,235 1985,263 1835,263 1835,1835 263,1835 263,2883 1835,2883 1835,4455 2883,4455 2883,2883 4455,2883 4455,2735">
          <text:p/>
        </draw:polygon>
        <draw:polygon draw:style-name="gr3" draw:text-style-name="P2" draw:layer="layout" svg:width="4.717cm" svg:height="4.717cm" svg:x="32.634cm" svg:y="12.681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32.683cm" svg:y="18.532cm" svg:viewBox="0 0 4718 4718" draw:points="236,2584 263,2584 263,2883 1835,2883 1835,4455 2883,4455 2883,2883 4455,2883 4455,1835 2883,1835 2883,263 2736,263 2736,234 1573,234 1573,0 3145,0 3145,1573 4718,1573 4718,3145 3145,3145 3145,4718 1573,4718 1573,3145 0,3145 0,1584 236,1584">
          <text:p/>
        </draw:polygon>
        <draw:path draw:style-name="gr3" draw:text-style-name="P2" draw:layer="layout" svg:width="4.717cm" svg:height="4.717cm" svg:x="29.684cm" svg:y="15.631cm" svg:viewBox="0 0 4718 4718" svg:d="M4485 1573h233v1572h-233zM3145 4485v233h-1572v-233zM1573 235v-235h1572v235zM235 3145h-235v-1572h235z">
          <text:p/>
        </draw:path>
        <draw:polygon draw:style-name="gr3" draw:text-style-name="P2" draw:layer="layout" svg:width="4.717cm" svg:height="4.717cm" svg:x="14.815cm" svg:y="12.5cm" svg:viewBox="0 0 4718 4718" draw:points="2686,4485 3145,4485 3145,4718 1573,4718 1573,3145 0,3145 0,1573 1573,1573 1573,0 3145,0 3145,1573 4718,1573 4718,3145 4436,3145 4436,2883 4455,2883 4455,1835 2883,1835 2883,263 1835,263 1835,1835 263,1835 263,2883 1835,2883 1835,4455 2686,4455">
          <text:p/>
        </draw:polygon>
        <draw:polygon draw:style-name="gr3" draw:text-style-name="P2" draw:layer="layout" svg:width="4.717cm" svg:height="4.717cm" svg:x="14.866cm" svg:y="18.4cm" svg:viewBox="0 0 4718 4718" draw:points="4485,2735 4485,1573 4718,1573 4718,3145 3145,3145 3145,4718 1573,4718 1573,3145 0,3145 0,1573 1573,1573 1573,0 3145,0 3145,235 1985,235 1985,263 1835,263 1835,1835 263,1835 263,2883 1835,2883 1835,4455 2883,4455 2883,2883 4455,2883 4455,2735">
          <text:p/>
        </draw:polygon>
        <draw:polygon draw:style-name="gr3" draw:text-style-name="P2" draw:layer="layout" svg:width="4.717cm" svg:height="4.717cm" svg:x="20.716cm" svg:y="12.55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20.765cm" svg:y="18.401cm" svg:viewBox="0 0 4718 4718" draw:points="236,2584 263,2584 263,2883 1835,2883 1835,4455 2883,4455 2883,2883 4455,2883 4455,1835 2883,1835 2883,263 2736,263 2736,234 1573,234 1573,0 3145,0 3145,1573 4718,1573 4718,3145 3145,3145 3145,4718 1573,4718 1573,3145 0,3145 0,1584 236,1584">
          <text:p/>
        </draw:polygon>
        <draw:path draw:style-name="gr3" draw:text-style-name="P2" draw:layer="layout" svg:width="4.717cm" svg:height="4.717cm" svg:x="17.766cm" svg:y="15.5cm" svg:viewBox="0 0 4718 4718" svg:d="M4485 1573h233v1572h-233zM3145 4485v233h-1572v-233zM1573 235v-235h1572v235zM235 3145h-235v-1572h235z">
          <text:p/>
        </draw:path>
        <draw:polygon draw:style-name="gr3" draw:text-style-name="P2" draw:layer="layout" svg:width="4.717cm" svg:height="4.717cm" svg:x="26.815cm" svg:y="30.18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26.815cm" svg:y="30.181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26.832cm" svg:y="24.381cm" svg:viewBox="0 0 4718 4718" draw:points="2686,4485 3145,4485 3145,4718 1573,4718 1573,3145 0,3145 0,1573 1573,1573 1573,0 3145,0 3145,1573 4718,1573 4718,3145 4436,3145 4436,2883 4455,2883 4455,1835 2883,1835 2883,263 1835,263 1835,1835 263,1835 263,2883 1835,2883 1835,4455 2686,4455">
          <text:p/>
        </draw:polygon>
        <draw:polygon draw:style-name="gr3" draw:text-style-name="P2" draw:layer="layout" svg:width="4.717cm" svg:height="4.717cm" svg:x="26.883cm" svg:y="30.281cm" svg:viewBox="0 0 4718 4718" draw:points="4485,2735 4485,1573 4718,1573 4718,3145 3145,3145 3145,4718 1573,4718 1573,3145 0,3145 0,1573 1573,1573 1573,0 3145,0 3145,235 1985,235 1985,263 1835,263 1835,1835 263,1835 263,2883 1835,2883 1835,4455 2883,4455 2883,2883 4455,2883 4455,2735">
          <text:p/>
        </draw:polygon>
        <draw:polygon draw:style-name="gr3" draw:text-style-name="P2" draw:layer="layout" svg:width="4.717cm" svg:height="4.717cm" svg:x="32.733cm" svg:y="24.431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32.782cm" svg:y="30.282cm" svg:viewBox="0 0 4718 4718" draw:points="236,2584 263,2584 263,2883 1835,2883 1835,4455 2883,4455 2883,2883 4455,2883 4455,1835 2883,1835 2883,263 2736,263 2736,234 1573,234 1573,0 3145,0 3145,1573 4718,1573 4718,3145 3145,3145 3145,4718 1573,4718 1573,3145 0,3145 0,1584 236,1584">
          <text:p/>
        </draw:polygon>
        <draw:path draw:style-name="gr3" draw:text-style-name="P2" draw:layer="layout" svg:width="4.717cm" svg:height="4.717cm" svg:x="29.783cm" svg:y="27.381cm" svg:viewBox="0 0 4718 4718" svg:d="M4485 1573h233v1572h-233zM3145 4485v233h-1572v-233zM1573 235v-235h1572v235zM235 3145h-235v-1572h235z">
          <text:p/>
        </draw:path>
        <draw:polygon draw:style-name="gr3" draw:text-style-name="P2" draw:layer="layout" svg:width="4.717cm" svg:height="4.717cm" svg:x="14.88cm" svg:y="29.93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14.88cm" svg:y="29.931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14.897cm" svg:y="24.131cm" svg:viewBox="0 0 4718 4718" draw:points="2686,4485 3145,4485 3145,4718 1573,4718 1573,3145 0,3145 0,1573 1573,1573 1573,0 3145,0 3145,1573 4718,1573 4718,3145 4436,3145 4436,2883 4455,2883 4455,1835 2883,1835 2883,263 1835,263 1835,1835 263,1835 263,2883 1835,2883 1835,4455 2686,4455">
          <text:p/>
        </draw:polygon>
        <draw:polygon draw:style-name="gr3" draw:text-style-name="P2" draw:layer="layout" svg:width="4.717cm" svg:height="4.717cm" svg:x="14.948cm" svg:y="30.031cm" svg:viewBox="0 0 4718 4718" draw:points="4485,2735 4485,1573 4718,1573 4718,3145 3145,3145 3145,4718 1573,4718 1573,3145 0,3145 0,1573 1573,1573 1573,0 3145,0 3145,235 1985,235 1985,263 1835,263 1835,1835 263,1835 263,2883 1835,2883 1835,4455 2883,4455 2883,2883 4455,2883 4455,2735">
          <text:p/>
        </draw:polygon>
        <draw:polygon draw:style-name="gr3" draw:text-style-name="P2" draw:layer="layout" svg:width="4.717cm" svg:height="4.717cm" svg:x="20.798cm" svg:y="24.181cm" svg:viewBox="0 0 4718 4718" draw:points="1835,4435 1835,4455 2883,4455 2883,2883 4455,2883 4455,1835 2883,1835 2883,263 1835,263 1835,1835 263,1835 263,1935 235,1935 235,3145 0,3145 0,1573 1573,1573 1573,0 3145,0 3145,1573 4718,1573 4718,3145 3145,3145 3145,4718 1573,4718 1573,4435">
          <text:p/>
        </draw:polygon>
        <draw:polygon draw:style-name="gr3" draw:text-style-name="P2" draw:layer="layout" svg:width="4.717cm" svg:height="4.717cm" svg:x="20.847cm" svg:y="30.032cm" svg:viewBox="0 0 4718 4718" draw:points="236,2584 263,2584 263,2883 1835,2883 1835,4455 2883,4455 2883,2883 4455,2883 4455,1835 2883,1835 2883,263 2736,263 2736,234 1573,234 1573,0 3145,0 3145,1573 4718,1573 4718,3145 3145,3145 3145,4718 1573,4718 1573,3145 0,3145 0,1584 236,1584">
          <text:p/>
        </draw:polygon>
        <draw:path draw:style-name="gr3" draw:text-style-name="P2" draw:layer="layout" svg:width="4.717cm" svg:height="4.717cm" svg:x="17.848cm" svg:y="27.131cm" svg:viewBox="0 0 4718 4718" svg:d="M4485 1573h233v1572h-233zM3145 4485v233h-1572v-233zM1573 235v-235h1572v235zM235 3145h-235v-1572h23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0T02:01:52.830000000</meta:creation-date>
    <dc:date>2024-08-10T02:27:50.089000000</dc:date>
    <meta:editing-duration>PT25M56S</meta:editing-duration>
    <meta:editing-cycles>2</meta:editing-cycles>
    <meta:generator>LibreOffice/7.6.0.3$Windows_X86_64 LibreOffice_project/69edd8b8ebc41d00b4de3915dc82f8f0fc3b6265</meta:generator>
    <meta:document-statistic meta:object-count="65"/>
  </office:meta>
</office:document-meta>
</file>